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A2000000DF7739B94CE6B6944D.png" manifest:media-type="image/png"/>
  <manifest:file-entry manifest:full-path="Pictures/10000200000000A2000000DFED9E712C2903428C.png" manifest:media-type="image/png"/>
  <manifest:file-entry manifest:full-path="Pictures/10000201000000F1000004688762535FC11595F9.png" manifest:media-type="image/png"/>
  <manifest:file-entry manifest:full-path="Pictures/1000000000000188000000B14C9B61B9D7C4831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20ee98"/>
    </style:style>
    <style:style style:name="P3" style:family="paragraph" style:parent-style-name="Standard">
      <style:paragraph-properties fo:text-align="end" style:justify-single-word="false"/>
      <style:text-properties officeooo:paragraph-rsid="00213e4b"/>
    </style:style>
    <style:style style:name="P4" style:family="paragraph" style:parent-style-name="Standard">
      <style:paragraph-properties fo:text-align="end" style:justify-single-word="false"/>
      <style:text-properties style:font-name="Arial" style:font-name-complex="Arial1"/>
    </style:style>
    <style:style style:name="P5" style:family="paragraph" style:parent-style-name="Standard">
      <style:paragraph-properties fo:text-align="end" style:justify-single-word="false"/>
      <style:text-properties style:font-name="Arial" officeooo:paragraph-rsid="0020ee98" style:font-name-complex="Arial1"/>
    </style:style>
    <style:style style:name="P6" style:family="paragraph" style:parent-style-name="Standard">
      <style:paragraph-properties fo:text-align="end" style:justify-single-word="false"/>
      <style:text-properties style:font-name="Arial" officeooo:rsid="00213e4b" officeooo:paragraph-rsid="00213e4b"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1" style:font-size-complex="14pt"/>
    </style:style>
    <style:style style:name="P8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 style:font-size-complex="10pt"/>
    </style:style>
    <style:style style:name="P10" style:family="paragraph" style:parent-style-name="Standard">
      <style:text-properties style:font-name="Arial" fo:font-size="10pt" officeooo:rsid="0021a61e" style:font-size-asian="10pt" style:font-name-complex="Arial1" style:font-size-complex="10pt"/>
    </style:style>
    <style:style style:name="P11" style:family="paragraph" style:parent-style-name="Standard">
      <style:text-properties style:font-name="Arial" fo:font-size="10pt" officeooo:rsid="0021a61e" officeooo:paragraph-rsid="0021a61e" style:font-size-asian="10pt" style:font-name-complex="Arial1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13" style:family="paragraph" style:parent-style-name="Standard">
      <style:text-properties officeooo:rsid="0021a61e" officeooo:paragraph-rsid="0021a61e"/>
    </style:style>
    <style:style style:name="P14" style:family="paragraph" style:parent-style-name="Standard">
      <style:text-properties officeooo:paragraph-rsid="0022fb15"/>
    </style:style>
    <style:style style:name="P15" style:family="paragraph" style:parent-style-name="Standard">
      <style:text-properties officeooo:paragraph-rsid="002365de"/>
    </style:style>
    <style:style style:name="P16" style:family="paragraph" style:parent-style-name="Standard">
      <style:paragraph-properties fo:text-align="end" style:justify-single-word="false"/>
      <style:text-properties fo:color="#63003c" style:font-name="Arial" fo:font-size="24pt" officeooo:rsid="001f1e39" officeooo:paragraph-rsid="0026aa8a" style:font-size-asian="24pt" style:font-name-complex="Arial1" style:font-size-complex="24pt"/>
    </style:style>
    <style:style style:name="P17" style:family="paragraph" style:parent-style-name="Footer">
      <style:text-properties fo:color="#64003c" style:font-name="Open Sans" fo:font-size="9pt" fo:font-weight="bold" style:font-size-asian="9pt" style:font-weight-asian="bold" style:font-name-complex="Open Sans1" style:font-size-complex="9pt" style:font-weight-complex="bold"/>
    </style:style>
    <style:style style:name="P18" style:family="paragraph" style:parent-style-name="Footer">
      <style:text-properties fo:color="#64003c" style:font-name="Open Sans" fo:font-size="9pt" style:font-size-asian="9pt" style:font-name-complex="Open Sans1"/>
    </style:style>
    <style:style style:name="P19" style:family="paragraph" style:parent-style-name="Header">
      <style:text-properties style:font-name="Open Sans" style:font-name-complex="Open Sans1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fo:color="#63003c" style:font-name="Arial" fo:font-size="24pt" officeooo:rsid="001f1e39" officeooo:paragraph-rsid="0026aa8a" style:font-size-asian="24pt" style:font-name-complex="Arial1" style:font-size-complex="24pt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Arial" fo:language="en" fo:country="US" style:font-name-complex="Arial1"/>
    </style:style>
    <style:style style:name="T2" style:family="text">
      <style:text-properties fo:color="#ffffff" style:font-name="Arial" fo:language="en" fo:country="US" officeooo:rsid="00213e4b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1f1e39" style:font-name-complex="Arial1"/>
    </style:style>
    <style:style style:name="T5" style:family="text">
      <style:text-properties style:font-name="Arial" officeooo:rsid="00213e4b" style:font-name-complex="Arial1"/>
    </style:style>
    <style:style style:name="T6" style:family="text">
      <style:text-properties style:font-name="Arial" fo:font-size="11pt" style:font-size-asian="11pt" style:font-name-complex="Arial1" style:font-size-complex="11pt"/>
    </style:style>
    <style:style style:name="T7" style:family="text">
      <style:text-properties style:font-name="Arial" fo:font-size="11pt" officeooo:rsid="002ebbe4" style:font-size-asian="11pt" style:font-name-complex="Arial1" style:font-size-complex="11pt"/>
    </style:style>
    <style:style style:name="T8" style:family="text">
      <style:text-properties style:font-name="Arial" fo:font-size="9pt" style:font-size-asian="9pt" style:font-name-complex="Arial1" style:font-size-complex="9pt"/>
    </style:style>
    <style:style style:name="T9" style:family="text">
      <style:text-properties style:font-name="Arial" fo:font-size="9pt" officeooo:rsid="0020ee98" style:font-size-asian="9pt" style:font-name-complex="Arial1" style:font-size-complex="9pt"/>
    </style:style>
    <style:style style:name="T10" style:family="text">
      <style:text-properties style:font-name="Arial" fo:font-size="9pt" officeooo:rsid="0021a61e" style:font-size-asian="9pt" style:font-name-complex="Arial1" style:font-size-complex="9pt"/>
    </style:style>
    <style:style style:name="T11" style:family="text">
      <style:text-properties style:font-name="Arial" fo:font-size="9pt" officeooo:rsid="0022fb15" style:font-size-asian="9pt" style:font-name-complex="Arial1" style:font-size-complex="9pt"/>
    </style:style>
    <style:style style:name="T12" style:family="text">
      <style:text-properties style:font-name="Arial" fo:font-size="9pt" officeooo:rsid="002365de" style:font-size-asian="9pt" style:font-name-complex="Arial1" style:font-size-complex="9pt"/>
    </style:style>
    <style:style style:name="T13" style:family="text">
      <style:text-properties style:font-name="Arial" fo:font-size="9pt" officeooo:rsid="001f1e39" style:font-size-asian="9pt" style:font-name-complex="Arial1" style:font-size-complex="9pt"/>
    </style:style>
    <style:style style:name="T14" style:family="text">
      <style:text-properties style:font-name="Arial" fo:font-size="9pt" officeooo:rsid="0024be60" style:font-size-asian="9pt" style:font-name-complex="Arial1" style:font-size-complex="9pt"/>
    </style:style>
    <style:style style:name="T15" style:family="text">
      <style:text-properties style:font-name="Arial" fo:font-size="9pt" officeooo:rsid="00250356" style:font-size-asian="9pt" style:font-name-complex="Arial1" style:font-size-complex="9pt"/>
    </style:style>
    <style:style style:name="T16" style:family="text">
      <style:text-properties style:font-name="Arial" fo:font-size="9pt" officeooo:rsid="002599cd" style:font-size-asian="9pt" style:font-name-complex="Arial1" style:font-size-complex="9pt"/>
    </style:style>
    <style:style style:name="T17" style:family="text">
      <style:text-properties style:font-name="Arial" fo:font-size="9pt" officeooo:rsid="00357019" style:font-size-asian="9pt" style:font-name-complex="Arial1" style:font-size-complex="9pt"/>
    </style:style>
    <style:style style:name="T18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19" style:family="text">
      <style:text-properties style:font-name="Arial" fo:font-size="16pt" fo:font-weight="bold" officeooo:rsid="0020ee98" style:font-size-asian="16pt" style:font-weight-asian="bold" style:font-name-complex="Arial1" style:font-size-complex="16pt" style:font-weight-complex="bold"/>
    </style:style>
    <style:style style:name="T20" style:family="text">
      <style:text-properties style:font-name="Arial" fo:font-size="10pt" style:font-size-asian="10pt" style:font-name-complex="Arial1" style:font-size-complex="10pt"/>
    </style:style>
    <style:style style:name="T21" style:family="text">
      <style:text-properties style:font-name="Arial" fo:font-size="10pt" officeooo:rsid="0022fb15" style:font-size-asian="10pt" style:font-name-complex="Arial1" style:font-size-complex="10pt"/>
    </style:style>
    <style:style style:name="T22" style:family="text">
      <style:text-properties officeooo:rsid="00374b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.783cm" fo:min-width="1.526cm" fo:padding-top="0.127cm" fo:padding-bottom="0.127cm" fo:padding-left="0.254cm" fo:padding-right="0.254cm" fo:wrap-option="wrap" fo:margin-left="0.318cm" fo:margin-right="0.37cm" fo:margin-top="0.127cm" fo:margin-bottom="0.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false" fo:min-height="0.489cm" fo:min-width="4.757cm" fo:padding-top="0.127cm" fo:padding-bottom="0.127cm" fo:padding-left="0.254cm" fo:padding-right="0.254cm" fo:wrap-option="wrap" fo:margin-left="0.318cm" fo:margin-right="0.332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><draw:custom-shape text:anchor-type="paragraph" draw:z-index="3" draw:name="Zone de texte 2" draw:style-name="gr2" draw:text-style-name="P23" svg:width="5.264cm" svg:height="0.742cm" draw:transform="rotate (1.5707963267949) translate (-4.492625cm 5.889625cm)"><text:p text:style-name="P20"><text:span text:style-name="T1">NNT : 2017SA</text:span><text:span text:style-name="T2">CLXXX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/>
      <text:p text:style-name="P16">Computational Protein Design :</text:p>
      <text:p text:style-name="P16">un outil pour l’ingénierie des protéines et la biologie synth<text:span text:style-name="T22">é</text:span>tique</text:p>
      <text:p text:style-name="P4"/>
      <text:p text:style-name="P4"/>
      <text:p text:style-name="P5">Thèse de doctorat de l'Université Paris-Saclay</text:p>
      <text:p text:style-name="P2"><text:span text:style-name="T3">préparée à </text:span><text:span text:style-name="T4">l’ École Polytechnique</text:span></text:p>
      <text:p text:style-name="P4"/>
      <text:p text:style-name="P4"/>
      <text:p text:style-name="P3"><text:span text:style-name="T3">École doctorale n°</text:span><text:span text:style-name="T5">573</text:span></text:p>
      <text:p text:style-name="P6">INTERFACES : approches interdisciplinaires, fondements,</text:p>
      <text:p text:style-name="P6">applications et innovation</text:p>
      <text:p text:style-name="P1"><text:span text:style-name="T6">Spécialité de doctorat : </text:span><text:span text:style-name="T7">Biologie</text:span></text:p>
      <text:p text:style-name="P7"/>
      <text:p text:style-name="P7"/>
      <text:p text:style-name="P1"><text:span text:style-name="T8">Thèse présentée et soutenue à </text:span><text:span text:style-name="T9">Palaiseau</text:span><text:span text:style-name="T8">, le </text:span><text:span text:style-name="T9">20 Décembre 2017</text:span><text:span text:style-name="T8"> par</text:span></text:p>
      <text:p text:style-name="P9"/>
      <text:p text:style-name="P1"><text:span text:style-name="T18"><text:s/></text:span><text:span text:style-name="T19">David Mignon</text:span><text:span text:style-name="T18"> </text:span></text:p>
      <text:p text:style-name="P12"/>
      <text:p text:style-name="P12"/>
      <text:p text:style-name="P12"/>
      <text:p text:style-name="P8"/>
      <text:p text:style-name="P8">Composition du Jury :</text:p>
      <text:p text:style-name="P8"/>
      <text:p text:style-name="P10">Jean-François Gibrat</text:p>
      <text:p text:style-name="P14"><text:span text:style-name="T11">Directeur de Recherche </text:span><text:span text:style-name="T15">(</text:span><text:span text:style-name="T11">INRA</text:span><text:span text:style-name="T15">)</text:span><text:span text:style-name="T8"><text:tab/><text:tab/> <text:tab/><text:tab/><text:tab/></text:span><text:span text:style-name="T17">Président, </text:span><text:span text:style-name="T10">Rapporteur</text:span></text:p>
      <text:p text:style-name="P13"><text:span text:style-name="T20">Yves-Henr</text:span><text:span text:style-name="T21">i</text:span><text:span text:style-name="T20"> San</text:span><text:span text:style-name="T21">e</text:span><text:span text:style-name="T20">jouand</text:span></text:p>
      <text:p text:style-name="Standard"><text:span text:style-name="T15">Directeur de recherche</text:span><text:span text:style-name="T8"> (</text:span><text:span text:style-name="T15">Université de Nantes</text:span><text:span text:style-name="T8">)<text:tab/><text:tab/><text:tab/>Rapporteur</text:span></text:p>
      <text:p text:style-name="P11">Alain Denise</text:p>
      <text:p text:style-name="Standard"><text:span text:style-name="T12">Professeur</text:span><text:span text:style-name="T8"> </text:span><text:span text:style-name="T15">(</text:span><text:span text:style-name="T12">Université Paris-Sud</text:span><text:span text:style-name="T8">)<text:tab/><text:tab/><text:tab/><text:tab/><text:tab/></text:span><text:span text:style-name="T14">Examinateur</text:span></text:p>
      <text:p text:style-name="P11">Sophie Barbe</text:p>
      <text:p text:style-name="Standard"><text:span text:style-name="T16">Chargée de recherche</text:span><text:span text:style-name="T8"> (</text:span><text:span text:style-name="T16">INSA</text:span><text:span text:style-name="T8">)<text:tab/><text:tab/><text:tab/><text:tab/><text:tab/>Examinateur</text:span></text:p>
      <text:p text:style-name="P11">Julien Bigot</text:p>
      <text:p text:style-name="Standard"><text:span text:style-name="T12">Chercheur <text:s/></text:span><text:span text:style-name="T15">(</text:span><text:span text:style-name="T12">CEA</text:span><text:span text:style-name="T15">)</text:span><text:span text:style-name="T12"> </text:span><text:span text:style-name="T8"><text:tab/><text:tab/><text:tab/><text:tab/><text:tab/><text:tab/>Examinateur</text:span></text:p>
      <text:p text:style-name="P11">Thomas Simonson</text:p>
      <text:p text:style-name="P15"><text:span text:style-name="T12">Professeur <text:s/></text:span><text:span text:style-name="T15">(</text:span><text:span text:style-name="T13">École Polytechnique</text:span><text:span text:style-name="T12">)</text:span><text:span text:style-name="T13"><text:tab/><text:tab/></text:span><text:span text:style-name="T8"><text:tab/><text:tab/><text:tab/>Direct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together="always" fo:hyphenation-ladder-count="no-limit" fo:keep-with-next="always"/>
      <style:text-properties fo:color="#63003c" style:font-name="Open Sans" fo:font-family="'Open Sans'" style:font-family-generic="roman" style:font-pitch="variable" fo:font-size="18pt" fo:language="en" fo:country="US" style:font-name-asian="Droid Sans Fallback" style:font-family-asian="'Droid Sans Fallback'" style:font-family-generic-asian="system" style:font-pitch-asian="variable" style:font-size-asian="18pt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style:font-weight-complex="bold" fo:hyphenate="tru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itre_20_1_20_Car" style:display-name="Titre 1 Car" style:family="text" style:parent-style-name="Default_20_Paragraph_20_Font">
      <style:text-properties fo:color="#63003c" style:font-name="Open Sans" fo:font-family="'Open Sans'" style:font-family-generic="roman" style:font-pitch="variable" fo:font-size="18pt" fo:language="en" fo:country="US" style:font-name-asian="Droid Sans Fallback" style:font-family-asian="'Droid Sans Fallback'" style:font-family-generic-asian="system" style:font-pitch-asian="variable" style:font-size-asian="18pt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8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start"/>
      <style:text-properties fo:font-size="18pt"/>
    </style:style>
    <style:style style:name="MP2" style:family="paragraph" style:parent-style-name="Footer">
      <style:text-properties fo:color="#64003c" style:font-name="Open Sans" fo:font-size="9pt" fo:font-weight="bold" style:font-size-asian="9pt" style:font-weight-asian="bold" style:font-name-complex="Open Sans1" style:font-size-complex="9pt" style:font-weight-complex="bold"/>
    </style:style>
    <style:style style:name="MP3" style:family="paragraph" style:parent-style-name="Footer">
      <style:text-properties fo:color="#64003c" style:font-name="Open Sans" fo:font-size="9pt" style:font-size-asian="9pt" style:font-name-complex="Open Sans1"/>
    </style:style>
    <style:style style:name="MP4" style:family="paragraph" style:parent-style-name="Header">
      <style:text-properties style:font-name="Open Sans" style:font-name-complex="Open Sans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.783cm" fo:min-width="1.526cm" fo:padding-top="0.127cm" fo:padding-bottom="0.127cm" fo:padding-left="0.254cm" fo:padding-right="0.254cm" fo:wrap-option="wrap" fo:margin-left="0.318cm" fo:margin-right="0.37cm" fo:margin-top="0.127cm" fo:margin-bottom="0.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36cm" fo:margin-bottom="0cm" fo:margin-left="6.763cm" fo:margin-right="1.046cm" style:writing-mode="lr-tb" style:layout-grid-color="#c0c0c0" style:layout-grid-lines="243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5.777cm" svg:y="-2.261cm" svg:width="7.303cm" svg:height="3.297cm" draw:z-index="2"><draw:image xlink:href="Pictures/1000000000000188000000B14C9B61B9D7C4831A.jpg" xlink:type="simple" xlink:show="embed" xlink:actuate="onLoad"/></draw:frame><draw:custom-shape text:anchor-type="paragraph" draw:z-index="0" draw:name="Zone de texte 2" draw:style-name="Mgr1" draw:text-style-name="MP1" svg:width="2.033cm" svg:height="1.036cm" svg:x="-9.791cm" svg:y="-1.9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Picture" text:anchor-type="char" svg:x="-6.763cm" svg:y="-2.36cm" svg:width="6.339cm" svg:height="29.7cm" draw:z-index="1"><draw:image xlink:href="Pictures/10000201000000F1000004688762535FC11595F9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3" draw:name="Image 1" text:anchor-type="char" svg:x="15.958cm" svg:y="-0.958cm" svg:width="1.593cm" svg:height="2.194cm" draw:z-index="0"><draw:image xlink:href="Pictures/10000200000000A2000000DFED9E712C2903428C.png" xlink:type="simple" xlink:show="embed" xlink:actuate="onLoad"/></draw:frame>Université Paris-Saclay<text:tab/> <text:s text:c="8"/></text:p>
        <text:p text:style-name="MP3">Espace Technologique / Immeuble Discovery </text:p>
        <text:p text:style-name="MP3">Route de l’Orme aux Merisiers RD 128 / 91190 Saint-Aubin, France </text:p>
      </style:footer>
    </style:master-page>
    <style:master-page style:name="Converted1" style:page-layout-name="Mpm3">
      <style:header>
        <text:p text:style-name="MP4"/>
      </style:header>
      <style:footer>
        <text:p text:style-name="MP2"><draw:frame draw:style-name="Mfr3" draw:name="Image19" text:anchor-type="char" svg:x="15.958cm" svg:y="-0.958cm" svg:width="1.593cm" svg:height="2.194cm" draw:z-index="0"><draw:image xlink:href="Pictures/10000200000000A2000000DF7739B94CE6B6944D.png" xlink:type="simple" xlink:show="embed" xlink:actuate="onLoad"/></draw:frame>Université Paris-Saclay<text:tab/> <text:s text:c="8"/></text:p>
        <text:p text:style-name="MP3">Espace Technologique / Immeuble Discovery </text:p>
        <text:p text:style-name="MP3">Route de l’Orme aux Merisiers RD 128 / 91190 Saint-Aubin, France </text:p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Mazaleyrat</meta:initial-creator>
    <meta:editing-cycles>17</meta:editing-cycles>
    <meta:creation-date>2017-07-04T10:19:00</meta:creation-date>
    <dc:date>2018-01-18T22:28:15.583790141</dc:date>
    <dc:language>fr-FR</dc:language>
    <meta:editing-duration>PT2H14M5S</meta:editing-duration>
    <meta:generator>LibreOffice/5.2.7.2$Linux_X86_64 LibreOffice_project/20m0$Build-2</meta:generator>
    <meta:document-statistic meta:table-count="0" meta:image-count="4" meta:object-count="0" meta:page-count="1" meta:paragraph-count="30" meta:word-count="138" meta:character-count="1087" meta:non-whitespace-character-count="9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